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fa1fb61-46ba-4256-8241-8f387a049572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c8723985-ba10-4eab-893a-432f8f6cc3fd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c96939f5-883f-4a34-ac8a-ebe287fcbcee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4522914-95e0-4882-b762-9587be1c3451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90f7065e-9e02-4335-bdc6-ef1a61253c8d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ec7833a-9ef1-46f8-9e36-1548a10f1bf2">
              <text:p text:style-name="P6"><text:span text:style-name="T17">Sprachen: </text:span>Deutsch, Französisch, Englisch, Russisch</text:p>
            </text:section>
            <text:section text:style-name="Sect2" text:name="359f5786-e81b-4d1e-9e3c-4f9a39a8cc13">
              <text:p text:style-name="P6"><text:span text:style-name="T17">EDV: </text:span>Word, Excel, Photoshop, Linux, Outlook</text:p>
            </text:section>
            <text:section text:style-name="Sect2" text:name="392b4470-9b8a-4884-bb7c-28d8745f1995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